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04" calcext:value-type="float">
            <text:p>136.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0448" calcext:value-type="float">
            <text:p>135.4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15376" calcext:value-type="float">
            <text:p>135.2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8624" calcext:value-type="float">
            <text:p>133.0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272" calcext:value-type="float">
            <text:p>132.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1368" calcext:value-type="float">
            <text:p>131.3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288" calcext:value-type="float">
            <text:p>129.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0712" calcext:value-type="float">
            <text:p>129.1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1192" calcext:value-type="float">
            <text:p>136.7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61776" calcext:value-type="float">
            <text:p>125.4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8176" calcext:value-type="float">
            <text:p>127.1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528" calcext:value-type="float">
            <text:p>126.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50808" calcext:value-type="float">
            <text:p>123.0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9848" calcext:value-type="float">
            <text:p>122.9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8576" calcext:value-type="float">
            <text:p>122.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05544" calcext:value-type="float">
            <text:p>123.6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0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3616" calcext:value-type="float">
            <text:p>121.1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4624" calcext:value-type="float">
            <text:p>120.0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9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752" calcext:value-type="float">
            <text:p>121.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9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792" calcext:value-type="float">
            <text:p>116.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5416" calcext:value-type="float">
            <text:p>116.4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9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3728" calcext:value-type="float">
            <text:p>115.9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9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9536" calcext:value-type="float">
            <text:p>115.1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9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1272" calcext:value-type="float">
            <text:p>114.5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0712" calcext:value-type="float">
            <text:p>113.9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8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6056" calcext:value-type="float">
            <text:p>113.9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8712" calcext:value-type="float">
            <text:p>113.1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8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9344" calcext:value-type="float">
            <text:p>112.0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4904" calcext:value-type="float">
            <text:p>110.8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9288" calcext:value-type="float">
            <text:p>110.8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2696" calcext:value-type="float">
            <text:p>109.9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8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4808" calcext:value-type="float">
            <text:p>109.3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5688" calcext:value-type="float">
            <text:p>108.7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8936" calcext:value-type="float">
            <text:p>106.5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05936" calcext:value-type="float">
            <text:p>105.4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7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1864" calcext:value-type="float">
            <text:p>101.7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7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7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8792" calcext:value-type="float">
            <text:p>98.5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7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5648" calcext:value-type="float">
            <text:p>97.0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7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9304" calcext:value-type="float">
            <text:p>96.5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6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705</text:p>
          </table:table-cell>
          <table:table-cell office:value-type="string" calcext:value-type="string">
            <text:p>196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